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Q1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wton</text:p>
          </table:table-cell>
          <table:table-cell/>
          <table:table-cell office:value-type="string" calcext:value-type="string">
            <text:p>Secant</text:p>
          </table:table-cell>
          <table:table-cell/>
          <table:table-cell office:value-type="string" calcext:value-type="string">
            <text:p>Bis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418023" calcext:value-type="float">
            <text:p>-0.418023</text:p>
          </table:table-cell>
          <table:table-cell/>
          <table:table-cell office:value-type="float" office:value="-3.09975" calcext:value-type="float">
            <text:p>-3.099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194492" calcext:value-type="float">
            <text:p>-0.194492</text:p>
          </table:table-cell>
          <table:table-cell/>
          <table:table-cell office:value-type="float" office:value="-0.565287" calcext:value-type="float">
            <text:p>-0.5652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0.0940954" calcext:value-type="float">
            <text:p>-0.0940954</text:p>
          </table:table-cell>
          <table:table-cell/>
          <table:table-cell office:value-type="float" office:value="-0.397085" calcext:value-type="float">
            <text:p>-0.3970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0.0463104" calcext:value-type="float">
            <text:p>-0.0463104</text:p>
          </table:table-cell>
          <table:table-cell/>
          <table:table-cell office:value-type="float" office:value="-0.215138" calcext:value-type="float">
            <text:p>-0.2151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0.0229766" calcext:value-type="float">
            <text:p>-0.0229766</text:p>
          </table:table-cell>
          <table:table-cell/>
          <table:table-cell office:value-type="float" office:value="-0.13303" calcext:value-type="float">
            <text:p>-0.133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0.0114465" calcext:value-type="float">
            <text:p>-0.0114465</text:p>
          </table:table-cell>
          <table:table-cell/>
          <table:table-cell office:value-type="float" office:value="-0.0799456" calcext:value-type="float">
            <text:p>-0.079945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0.00570662" calcext:value-type="float">
            <text:p>-0.00570662</text:p>
          </table:table-cell>
          <table:table-cell/>
          <table:table-cell office:value-type="float" office:value="-0.0491041" calcext:value-type="float">
            <text:p>-0.04910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0.00283655" calcext:value-type="float">
            <text:p>-0.00283655</text:p>
          </table:table-cell>
          <table:table-cell/>
          <table:table-cell office:value-type="float" office:value="-0.0301108" calcext:value-type="float">
            <text:p>-0.03011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-0.00140563" calcext:value-type="float">
            <text:p>-0.00140563</text:p>
          </table:table-cell>
          <table:table-cell/>
          <table:table-cell office:value-type="float" office:value="-0.0185491" calcext:value-type="float">
            <text:p>-0.01854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0.000726685" calcext:value-type="float">
            <text:p>-0.000726685</text:p>
          </table:table-cell>
          <table:table-cell/>
          <table:table-cell office:value-type="float" office:value="-0.0114364" calcext:value-type="float">
            <text:p>-0.011436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0.000398466" calcext:value-type="float">
            <text:p>-0.000398466</text:p>
          </table:table-cell>
          <table:table-cell/>
          <table:table-cell office:value-type="float" office:value="-0.00705017" calcext:value-type="float">
            <text:p>-0.007050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-0.0000992444" calcext:value-type="float">
            <text:p>-9.92E-05</text:p>
          </table:table-cell>
          <table:table-cell/>
          <table:table-cell office:value-type="float" office:value="-0.00435889" calcext:value-type="float">
            <text:p>-0.0043588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-0.0000992444" calcext:value-type="float">
            <text:p>-9.92E-05</text:p>
          </table:table-cell>
          <table:table-cell/>
          <table:table-cell office:value-type="float" office:value="-0.00267684" calcext:value-type="float">
            <text:p>-0.002676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-0.00166761" calcext:value-type="float">
            <text:p>-0.0016676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-0.00108332" calcext:value-type="float">
            <text:p>-0.001083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-0.000596415" calcext:value-type="float">
            <text:p>-0.00059641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0.000271809" calcext:value-type="float">
            <text:p>-0.00027180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-0.000271809" calcext:value-type="float">
            <text:p>-0.00027180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2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wton</text:p>
          </table:table-cell>
          <table:table-cell/>
          <table:table-cell office:value-type="string" calcext:value-type="string">
            <text:p>Secant</text:p>
          </table:table-cell>
          <table:table-cell/>
          <table:table-cell office:value-type="string" calcext:value-type="string">
            <text:p>Bis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91672" calcext:value-type="float">
            <text:p>0.91672</text:p>
          </table:table-cell>
          <table:table-cell/>
          <table:table-cell office:value-type="float" office:value="0.785398" calcext:value-type="float">
            <text:p>0.785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4453" calcext:value-type="float">
            <text:p>0.964453</text:p>
          </table:table-cell>
          <table:table-cell/>
          <table:table-cell office:value-type="float" office:value="0.967517" calcext:value-type="float">
            <text:p>0.967517</text:p>
          </table:table-cell>
          <table:table-cell/>
          <table:table-cell office:value-type="float" office:value="1.1781" calcext:value-type="float">
            <text:p>1.1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964334" calcext:value-type="float">
            <text:p>0.964334</text:p>
          </table:table-cell>
          <table:table-cell/>
          <table:table-cell office:value-type="float" office:value="0.96432" calcext:value-type="float">
            <text:p>0.96432</text:p>
          </table:table-cell>
          <table:table-cell/>
          <table:table-cell office:value-type="float" office:value="0.981748" calcext:value-type="float">
            <text:p>0.981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964334" calcext:value-type="float">
            <text:p>0.964334</text:p>
          </table:table-cell>
          <table:table-cell/>
          <table:table-cell office:value-type="float" office:value="0.964334" calcext:value-type="float">
            <text:p>0.964334</text:p>
          </table:table-cell>
          <table:table-cell/>
          <table:table-cell office:value-type="float" office:value="0.883573" calcext:value-type="float">
            <text:p>0.883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964334" calcext:value-type="float">
            <text:p>0.964334</text:p>
          </table:table-cell>
          <table:table-cell/>
          <table:table-cell office:value-type="float" office:value="0.93266" calcext:value-type="float">
            <text:p>0.93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.957204" calcext:value-type="float">
            <text:p>0.9572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0.969476" calcext:value-type="float">
            <text:p>0.969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96334" calcext:value-type="float">
            <text:p>0.96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.966408" calcext:value-type="float">
            <text:p>0.966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964874" calcext:value-type="float">
            <text:p>0.9648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0.964107" calcext:value-type="float">
            <text:p>0.964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.96449" calcext:value-type="float">
            <text:p>0.96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0.964299" calcext:value-type="float">
            <text:p>0.964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.964395" calcext:value-type="float">
            <text:p>0.964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9:21:44.966114691</meta:creation-date>
    <dc:date>2018-10-22T09:29:37.807430484</dc:date>
    <meta:editing-duration>PT7M56S</meta:editing-duration>
    <meta:editing-cycles>1</meta:editing-cycles>
    <meta:document-statistic meta:table-count="1" meta:cell-count="95" meta:object-count="0"/>
    <meta:generator>LibreOffice/5.4.6.2$Linux_X86_64 LibreOffice_project/40m0$Build-2</meta:generator>
  </office:meta>
</office:document-meta>
</file>